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lwgTypewriter" svg:font-family="TlwgTypewrit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0c0c0"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center" style:justify-single-word="false"/>
      <style:text-properties officeooo:paragraph-rsid="0008f1f3"/>
    </style:style>
    <style:style style:name="P2" style:family="paragraph" style:parent-style-name="Standard">
      <style:paragraph-properties fo:text-align="start" style:justify-single-word="false"/>
      <style:text-properties officeooo:paragraph-rsid="0008f1f3"/>
    </style:style>
    <style:style style:name="P3" style:family="paragraph" style:parent-style-name="Standard">
      <style:paragraph-properties fo:text-align="start" style:justify-single-word="false"/>
      <style:text-properties officeooo:paragraph-rsid="000ac0d7"/>
    </style:style>
    <style:style style:name="P4" style:family="paragraph" style:parent-style-name="Standard">
      <style:paragraph-properties fo:text-align="center" style:justify-single-word="false"/>
      <style:text-properties officeooo:rsid="0008f1f3" officeooo:paragraph-rsid="0008f1f3"/>
    </style:style>
    <style:style style:name="P5" style:family="paragraph" style:parent-style-name="Standard">
      <style:paragraph-properties fo:text-align="start" style:justify-single-word="false"/>
      <style:text-properties officeooo:rsid="0008f1f3" officeooo:paragraph-rsid="000ac0d7"/>
    </style:style>
    <style:style style:name="P6" style:family="paragraph" style:parent-style-name="Standard">
      <style:paragraph-properties fo:text-align="start" style:justify-single-word="false"/>
      <style:text-properties officeooo:rsid="0008f1f3" officeooo:paragraph-rsid="0008f1f3"/>
    </style:style>
    <style:style style:name="P7" style:family="paragraph" style:parent-style-name="Standard">
      <style:paragraph-properties fo:text-align="start" style:justify-single-word="false"/>
      <style:text-properties fo:font-weight="bold" officeooo:rsid="000bd227" officeooo:paragraph-rsid="000bd227" style:font-weight-asian="bold" style:font-weight-complex="bold"/>
    </style:style>
    <style:style style:name="P8" style:family="paragraph" style:parent-style-name="Standard">
      <style:paragraph-properties fo:text-align="start" style:justify-single-word="false"/>
      <style:text-properties fo:font-weight="normal" officeooo:rsid="000bd227" officeooo:paragraph-rsid="000bd227"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0bd227" officeooo:paragraph-rsid="000bd227"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0bd227" officeooo:paragraph-rsid="000bf91e"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bf91e" officeooo:paragraph-rsid="000bf91e" style:font-weight-asian="normal" style:font-weight-complex="normal"/>
    </style:style>
    <style:style style:name="P12" style:family="paragraph" style:parent-style-name="Standard">
      <style:paragraph-properties fo:text-align="start" style:justify-single-word="false"/>
      <style:text-properties fo:font-size="11pt" officeooo:rsid="0008f1f3" officeooo:paragraph-rsid="000ac0d7" style:font-size-asian="11pt" style:font-size-complex="11pt"/>
    </style:style>
    <style:style style:name="P13" style:family="paragraph" style:parent-style-name="Standard">
      <style:paragraph-properties fo:text-align="start" style:justify-single-word="false"/>
      <style:text-properties officeooo:rsid="000ac0d7" officeooo:paragraph-rsid="000ac0d7"/>
    </style:style>
    <style:style style:name="P14" style:family="paragraph" style:parent-style-name="Standard">
      <style:text-properties officeooo:rsid="000ac0d7" officeooo:paragraph-rsid="000ac0d7"/>
    </style:style>
    <style:style style:name="P15" style:family="paragraph" style:parent-style-name="Standard">
      <style:text-properties style:font-name="DejaVu Sans Mono" fo:font-style="italic" officeooo:rsid="00094f4d" officeooo:paragraph-rsid="00094f4d" style:font-style-asian="italic" style:font-style-complex="italic"/>
    </style:style>
    <style:style style:name="P16" style:family="paragraph" style:parent-style-name="Standard">
      <style:text-properties style:font-name="Times New Roman" fo:font-style="normal" officeooo:rsid="000cf8b1" officeooo:paragraph-rsid="000cf8b1" style:font-style-asian="normal" style:font-style-complex="normal"/>
    </style:style>
    <style:style style:name="P17" style:family="paragraph" style:parent-style-name="Standard">
      <style:text-properties style:font-name="Times New Roman" fo:font-style="normal" fo:font-weight="bold" officeooo:rsid="000cf8b1" officeooo:paragraph-rsid="000cf8b1" style:font-style-asian="normal" style:font-weight-asian="bold" style:font-style-complex="normal" style:font-weight-complex="bold"/>
    </style:style>
    <style:style style:name="P18" style:family="paragraph" style:parent-style-name="Standard">
      <style:text-properties style:font-name="Times New Roman" fo:font-style="normal" fo:font-weight="bold" officeooo:rsid="000cf8b1" officeooo:paragraph-rsid="00154923" style:font-style-asian="normal" style:font-weight-asian="bold" style:font-style-complex="normal" style:font-weight-complex="bold"/>
    </style:style>
    <style:style style:name="P19" style:family="paragraph" style:parent-style-name="Standard">
      <style:text-properties style:font-name="Times New Roman" fo:font-style="normal" fo:font-weight="normal" officeooo:rsid="000cf8b1" officeooo:paragraph-rsid="000cf8b1"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0cf8b1" officeooo:paragraph-rsid="0010af71"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0cf8b1" officeooo:paragraph-rsid="00154923" style:font-style-asian="normal" style:font-weight-asian="normal" style:font-style-complex="normal" style:font-weight-complex="normal"/>
    </style:style>
    <style:style style:name="P22" style:family="paragraph" style:parent-style-name="Standard">
      <style:text-properties style:font-name="TlwgTypewriter" fo:font-style="normal" officeooo:rsid="000ac0d7" officeooo:paragraph-rsid="000ac0d7" style:font-style-asian="normal" style:font-style-complex="normal"/>
    </style:style>
    <style:style style:name="P23" style:family="paragraph" style:parent-style-name="Standard">
      <style:paragraph-properties fo:text-align="justify" style:justify-single-word="false"/>
      <style:text-properties style:font-name="TlwgTypewriter" fo:font-style="normal" officeooo:rsid="000ac0d7" officeooo:paragraph-rsid="0012505f" style:font-style-asian="normal" style:font-style-complex="normal"/>
    </style:style>
    <style:style style:name="P24" style:family="paragraph" style:parent-style-name="Standard">
      <style:text-properties style:font-name="TlwgTypewriter" fo:font-style="italic" officeooo:rsid="00094f4d" officeooo:paragraph-rsid="0012505f" style:font-style-asian="italic" style:font-style-complex="italic"/>
    </style:style>
    <style:style style:name="P25" style:family="paragraph" style:parent-style-name="Standard">
      <style:paragraph-properties fo:text-align="start" style:justify-single-word="false"/>
      <style:text-properties style:font-name="TlwgTypewriter" fo:font-size="9.5pt" officeooo:paragraph-rsid="0012505f" style:font-size-asian="9.5pt" style:font-size-complex="9.5pt"/>
    </style:style>
    <style:style style:name="P26" style:family="paragraph" style:parent-style-name="Standard">
      <style:paragraph-properties fo:text-align="start" style:justify-single-word="false"/>
      <style:text-properties officeooo:paragraph-rsid="000ac0d7"/>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style>
    <style:style style:name="P30"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8f1f3"/>
    </style:style>
    <style:style style:name="T2" style:family="text">
      <style:text-properties officeooo:rsid="00094f4d"/>
    </style:style>
    <style:style style:name="T3" style:family="text">
      <style:text-properties officeooo:rsid="000ac0d7"/>
    </style:style>
    <style:style style:name="T4" style:family="text">
      <style:text-properties fo:font-size="11pt" officeooo:rsid="0008f1f3" style:font-size-asian="11pt" style:font-size-complex="11pt"/>
    </style:style>
    <style:style style:name="T5" style:family="text">
      <style:text-properties fo:font-size="11pt" officeooo:rsid="00094f4d" style:font-size-asian="11pt" style:font-size-complex="11pt"/>
    </style:style>
    <style:style style:name="T6" style:family="text">
      <style:text-properties fo:font-size="11pt" officeooo:rsid="000ac0d7" style:font-size-asian="11pt" style:font-size-complex="11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ac0d7" style:font-weight-asian="bold" style:font-weight-complex="bold"/>
    </style:style>
    <style:style style:name="T10" style:family="text">
      <style:text-properties officeooo:rsid="000efa6d"/>
    </style:style>
    <style:style style:name="T11" style:family="text">
      <style:text-properties officeooo:rsid="0010af71"/>
    </style:style>
    <style:style style:name="T12" style:family="text">
      <style:text-properties fo:font-style="normal"/>
    </style:style>
    <style:style style:name="T13" style:family="text">
      <style:text-properties fo:font-style="normal" officeooo:rsid="0008f1f3" style:font-style-asian="normal" style:font-style-complex="normal"/>
    </style:style>
    <style:style style:name="T14" style:family="text">
      <style:text-properties style:font-style-asian="normal"/>
    </style:style>
    <style:style style:name="T15" style:family="text">
      <style:text-properties style:font-style-complex="normal"/>
    </style:style>
    <style:style style:name="T16" style:family="text">
      <style:text-properties officeooo:rsid="0012505f"/>
    </style:style>
    <style:style style:name="T17" style:family="text">
      <style:text-properties officeooo:rsid="0013660d"/>
    </style:style>
    <style:style style:name="T18" style:family="text">
      <style:text-properties style:font-weight-asian="bold"/>
    </style:style>
    <style:style style:name="T19" style:family="text">
      <style:text-properties style:font-weight-complex="bold"/>
    </style:style>
    <style:style style:name="T20" style:family="text">
      <style:text-properties officeooo:rsid="00154923"/>
    </style:style>
    <style:style style:name="T21" style:family="text">
      <style:text-properties officeooo:rsid="0015c4c7"/>
    </style:style>
    <style:style style:name="T22"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6083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6091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OS Project 4</text:p>
      <text:p text:style-name="P1"><text:span text:style-name="T1">Pradeep Jawahar – </text:span><text:a xlink:type="simple" xlink:href="mailto:pjawahar3@gatech.edu"><text:span text:style-name="T1">pjawahar3@gatech.edu</text:span></text:a></text:p>
      <text:p text:style-name="P1"><text:span text:style-name="T1">Rohit Nair – </text:span><text:a xlink:type="simple" xlink:href="mailto:rnair7@gatech.edu"><text:span text:style-name="T1">rnair7@gatech.edu</text:span></text:a></text:p>
      <text:p text:style-name="P4"/>
      <text:p text:style-name="P4"/>
      <text:p text:style-name="P7">Design</text:p>
      <text:p text:style-name="P8"/>
      <text:p text:style-name="P8">The library implements a conservative recovery model where in writes to the backing store are made only on rvm_truncate &amp; rvm_init. All other actions, such as one in rvm_about_to_modify &amp; rvm_commit write to the log file.</text:p>
      <text:p text:style-name="P8"/>
      <text:p text:style-name="P8">Updates to backing store are made in following cases : </text:p>
      <text:list xml:id="list1293426766" text:style-name="L1">
        <text:list-item>
          <text:p text:style-name="P9">Upon Intialization, if log contains valid &amp; committed transactions.</text:p>
        </text:list-item>
        <text:list-item>
          <text:p text:style-name="P9">In rvm_truncate(), if log contains valid &amp; committed tranactions. </text:p>
        </text:list-item>
        <text:list-item>
          <text:p text:style-name="P11">If log file size exceeds a particular threshold (Epoch Truncation).</text:p>
          <text:p text:style-name="P10"/>
        </text:list-item>
      </text:list>
      <text:p text:style-name="P8">To handle crash-recoveries we have implemented a recovery tree. The recovery happens inside the rvm_map function call. The tree recovers the mapped memory back to appropriate contents for all un-commited transaction. </text:p>
      <text:p text:style-name="P8"/>
      <text:p text:style-name="P3"><text:span text:style-name="T9">Log File Structure</text:span><text:span text:style-name="T1"> </text:span></text:p>
      <text:p text:style-name="P5"/>
      <text:p text:style-name="P3"><text:span text:style-name="T1">Our library uses a single log file per RVM region. The Log is structured on a per transaction basis. The Log file's record content </text:span><text:span text:style-name="T3">is</text:span><text:span text:style-name="T1"> as follows - </text:span></text:p>
      <text:p text:style-name="P3"><text:span text:style-name="T1"/></text:p>
      <table:table table:name="Table3" table:style-name="Table3">
        <table:table-column table:style-name="Table3.A"/>
        <table:table-row>
          <table:table-cell table:style-name="Table3.A1" office:value-type="string">
            <text:p text:style-name="P25"><text:span text:style-name="T1">&lt;Segment Name&gt; | &lt;</text:span><text:span text:style-name="T3">Record</text:span><text:span text:style-name="T1"> ID&gt; | &lt;TimeStamp&gt; | </text:span><text:span text:style-name="T2">&lt;type&gt;|</text:span><text:span text:style-name="T1">&lt;Offset&gt; | &lt;Size&gt; | &lt;Data&gt; | EOL</text:span></text:p>
          </table:table-cell>
        </table:table-row>
      </table:table>
      <text:p text:style-name="P12"/>
      <text:p text:style-name="P2"><text:span text:style-name="T1">Every call to about to rvm_about_to_modify() creates a new record in the log file with an incremental “</text:span><text:span text:style-name="T3">Record</text:span><text:span text:style-name="T1"> </text:span><text:span text:style-name="T3">ID”</text:span><text:span text:style-name="T1">. <text:s/>A succeeding call to rvm_commit() would then create record(s) in the log file, with the matching “</text:span><text:span text:style-name="T3">Record</text:span><text:span text:style-name="T1"> </text:span><text:span text:style-name="T3">ID”</text:span><text:span text:style-name="T1">. <text:s/>“</text:span><text:span text:style-name="T3">Type field” saves the context of the record, i.e. either </text:span><text:span text:style-name="T9">update, commit or abort.</text:span><text:span text:style-name="T3"> </text:span></text:p>
      <text:p text:style-name="P6"/>
      <text:p text:style-name="P13">Example – Consider the following Code Snippet:</text:p>
      <table:table table:name="Table1" table:style-name="Table1">
        <table:table-column table:style-name="Table1.A"/>
        <table:table-row>
          <table:table-cell table:style-name="Table1.A1" office:value-type="string">
            <text:p text:style-name="P23">rvm_about_to_modify(trans,seg[0],0,8); </text:p>
            <text:p text:style-name="P23">sprintf(seg[0],"Testing."); </text:p>
            <text:p text:style-name="P23">rvm_about_to_modify(trans,seg[1],0,8); </text:p>
            <text:p text:style-name="P23">sprintf(seg[1],"Complete"); </text:p>
            <text:p text:style-name="P23">rvm_commit_trans(trans);</text:p>
          </table:table-cell>
        </table:table-row>
      </table:table>
      <text:p text:style-name="P14"><text:span text:style-name="T13"/></text:p>
      <text:p text:style-name="P14">Generates a log file with content - </text:p>
      <table:table table:name="Table2" table:style-name="Table2">
        <table:table-column table:style-name="Table2.A"/>
        <table:table-row>
          <table:table-cell table:style-name="Table2.A1" office:value-type="string">
            <text:p text:style-name="P24">testsegment <text:s/>|transseg0|2563170781|update |0|8|tttttttt|EOL| </text:p>
            <text:p text:style-name="P24">testsegment1 |transseg1|2563170782|update |0|8|tttttttt|EOL| </text:p>
            <text:p text:style-name="P24">testsegment <text:s/>|transseg0|2563170793|commit |0|8|Testing.|EOL| </text:p>
            <text:p text:style-name="P24">testsegment1 |transseg1|2563170793|commit |0|8|Complete|EOL| </text:p>
          </table:table-cell>
        </table:table-row>
      </table:table>
      <text:p text:style-name="P16"><text:span text:style-name="T8"/></text:p>
      <text:p text:style-name="P16"><text:span text:style-name="T8"/></text:p>
      <text:p text:style-name="P16"><text:soft-page-break/><text:span text:style-name="T8">Recovery Tree </text:span></text:p>
      <text:p text:style-name="P17"/>
      <text:p text:style-name="P19">The recovery tree is an n-ary tree with the following structure:</text:p>
      <text:p text:style-name="P19"/>
      <text:p text:style-name="P19"><draw:g text:anchor-type="paragraph" draw:z-index="0" draw:style-name="gr1"><draw:custom-shape draw:style-name="gr2" draw:text-style-name="P28" svg:width="0.7024in" svg:height="0.7287in" svg:x="3.0327in" svg:y="0.0146in"><text:p text:style-name="P27"><text:span text:style-name="T22">RVM</text:span></text:p><text:p text:style-name="P27"><text:span text:style-name="T22"><text:s/></text:span><text:span text:style-name="T22">Reg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31in" svg:height="0.7287in" svg:x="2.1291in" svg:y="1.1591in"><text:p text:style-name="P27"><text:span text:style-name="T22">Segment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31in" svg:height="0.7287in" svg:x="2.9319in" svg:y="1.1591in"><text:p text:style-name="P27"><text:span text:style-name="T22">Segment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24in" svg:height="0.7287in" svg:x="4.0362in" svg:y="1.1591in"><text:p text:style-name="P27"><text:span text:style-name="T22">Segment 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24in" svg:height="0.7287in" svg:x="1.4272in" svg:y="2.4075in"><text:p text:style-name="P27"><text:span text:style-name="T22">Tra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24in" svg:height="0.7287in" svg:x="3.2335in" svg:y="2.4075in"><text:p text:style-name="P27"><text:span text:style-name="T22">Trans 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30" svg:width="0.3016in" svg:height="0.7071in" svg:x="2.9319in" svg:y="2.7201in"><draw:text-box><text:p text:style-name="P29"><text:span text:style-name="T22">..</text:span></text:p></draw:text-box></draw:frame><draw:frame draw:style-name="gr4" draw:text-style-name="P30" svg:width="0.4016in" svg:height="0.7079in" svg:x="3.6346in" svg:y="1.4709in"><draw:text-box><text:p text:style-name="P29"><text:span text:style-name="T22">…</text:span><text:span text:style-name="T22">.</text:span></text:p></draw:text-box></draw:frame><draw:custom-shape draw:style-name="gr2" draw:text-style-name="P28" svg:width="0.7024in" svg:height="0.7287in" svg:x="2.2299in" svg:y="2.4075in"><text:p text:style-name="P27"><text:span text:style-name="T22">Tra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1" svg:x1="3.3335in" svg:y1="0.7429in" svg:x2="2.5307in" svg:y2="1.1591in"><text:p/></draw:line><draw:line draw:style-name="gr5" draw:text-style-name="P31" svg:x1="3.3335in" svg:y1="0.7429in" svg:x2="3.3335in" svg:y2="1.1591in"><text:p/></draw:line><draw:line draw:style-name="gr5" draw:text-style-name="P31" svg:x1="3.3335in" svg:y1="0.7429in" svg:x2="4.337in" svg:y2="1.1591in"><text:p/></draw:line><draw:line draw:style-name="gr5" draw:text-style-name="P31" svg:x1="2.4311in" svg:y1="1.8874in" svg:x2="1.8291in" svg:y2="2.4075in"><text:p/></draw:line><draw:line draw:style-name="gr5" draw:text-style-name="P31" svg:x1="2.4303in" svg:y1="1.8874in" svg:x2="2.5307in" svg:y2="2.4075in"><text:p/></draw:line><draw:line draw:style-name="gr5" draw:text-style-name="P31" svg:x1="2.4303in" svg:y1="1.8874in" svg:x2="3.5339in" svg:y2="2.4075in"><text:p/></draw:line></draw:g><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Once the tree has been populated from the log file, its a simple task of traversal &amp; making the appropriate modifications to memory/backing store. </text:p>
      <text:p text:style-name="P19"/>
      <text:p text:style-name="P19"/>
      <text:p text:style-name="P18"><text:span text:style-name="T20">Epoch Truncation: </text:span></text:p>
      <text:p text:style-name="P21"><text:span text:style-name="T20">We explicitly call the rvm_truncate_log function in case we detect the log file has exceeded a threshold number of records. The reason our threshold is not based on file size is that we store parts of segment data &amp; hence the file-size can vary greatly depending on the offset that the user provides. </text:span><text:span text:style-name="T21">We have chosen to truncate the log file in case there are more than 10 records in the log file.</text:span><text:span text:style-name="T20"> </text:span></text:p>
      <text:p text:style-name="P21"><text:span text:style-name="T20"/></text:p>
      <text:p text:style-name="P17">Issues: </text:p>
      <text:p text:style-name="P21"><text:span text:style-name="T11">There might be an issue with memory leaks since we are not explicitly using free. The issue lies with the fact that we use dynamic allocations in most of the library functions, but there is no function in the API list which forces us to free these newly allocated memory. Also the library is not thread-safe since we use multiple global structures. </text:span></text:p>
      <text:p text:style-name="P19"/>
      <text:p text:style-name="P17">Test Cases: </text:p>
      <text:p text:style-name="P19">In addition to <text:span text:style-name="T11">satisfying the</text:span> five <text:span text:style-name="T11">test </text:span>cases, we tested our program on the following __ cases.</text:p>
      <text:p text:style-name="P19"/>
      <text:p text:style-name="P19">test1.c – This creates an uncommitted transaction &amp; then the same segment is mapped again to check if the memory has been recovered back to the intended state. </text:p>
      <text:p text:style-name="P19"/>
      <text:p text:style-name="P19">test2.c – This checks if an already existing but unmapped segment be mapped with a larger size.</text:p>
      <text:p text:style-name="P20">It maps a segment to a size of 1000, unmaps it &amp; then maps again with an increased size of 2000 bytes.</text:p>
      <text:p text:style-name="P20"/>
      <text:p text:style-name="P20"><text:span text:style-name="T11">Test3.c</text:span> –<text:span text:style-name="T11"> This </text:span></text:p>
      <text:p text:style-name="P19"/>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lwgTypewriter" svg:font-family="TlwgTypewrit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hit </meta:initial-creator>
    <meta:creation-date>2010-11-29T12:25:11</meta:creation-date>
    <dc:date>2010-11-29T22:29:16</dc:date>
    <dc:creator>rohit </dc:creator>
    <meta:editing-duration>PT06H23M17S</meta:editing-duration>
    <meta:editing-cycles>3</meta:editing-cycles>
    <meta:generator>OpenOffice.org/3.2$Linux OpenOffice.org_project/320m19$Build-9505</meta:generator>
    <meta:document-statistic meta:table-count="3" meta:image-count="0" meta:object-count="0" meta:page-count="3" meta:paragraph-count="39" meta:word-count="515" meta:character-count="3307"/>
  </office:meta>
</office:document-meta>
</file>